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114727" officeooo:paragraph-rsid="0010d113" style:font-weight-asian="bold" style:font-weight-complex="bold"/>
    </style:style>
    <style:style style:name="P2" style:family="paragraph" style:parent-style-name="Standard">
      <style:text-properties style:font-name="Arial" fo:font-weight="bold" officeooo:rsid="00110857" officeooo:paragraph-rsid="00183ccf" style:font-weight-asian="bold" style:font-weight-complex="bold"/>
    </style:style>
    <style:style style:name="P3" style:family="paragraph" style:parent-style-name="Standard">
      <style:paragraph-properties fo:text-align="center" style:justify-single-word="false"/>
      <style:text-properties style:font-name="Arial" fo:font-size="19pt" fo:font-weight="bold" officeooo:rsid="00114727" officeooo:paragraph-rsid="0010d113" style:font-size-asian="19pt" style:font-weight-asian="bold" style:font-size-complex="19pt" style:font-weight-complex="bold"/>
    </style:style>
    <style:style style:name="P4" style:family="paragraph" style:parent-style-name="Standard">
      <style:paragraph-properties fo:text-align="center" style:justify-single-word="false"/>
      <style:text-properties style:font-name="Arial" fo:font-size="16pt" fo:font-weight="bold" officeooo:rsid="00114727" officeooo:paragraph-rsid="0010d11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0pt" fo:font-weight="bold" officeooo:rsid="0013429e" officeooo:paragraph-rsid="0013429e"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10pt" fo:font-weight="bold" officeooo:rsid="001370fd" officeooo:paragraph-rsid="001370f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 fo:font-size="10pt" fo:font-weight="bold" officeooo:rsid="0014d629" officeooo:paragraph-rsid="0014d629"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Arial" fo:font-size="10pt" fo:font-weight="normal" officeooo:rsid="0010f1b0" officeooo:paragraph-rsid="0010f1b0"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Arial" fo:font-size="10pt" fo:font-weight="normal" officeooo:rsid="00124c64" officeooo:paragraph-rsid="00124c64"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 fo:font-size="10pt" fo:font-weight="normal" officeooo:rsid="00124c64" officeooo:paragraph-rsid="0012a327"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Arial" fo:font-weight="normal" officeooo:rsid="00114727" officeooo:paragraph-rsid="0010d113" style:font-weight-asian="normal" style:font-weight-complex="normal"/>
    </style:style>
    <style:style style:name="P12" style:family="paragraph" style:parent-style-name="Standard">
      <style:paragraph-properties fo:text-align="start" style:justify-single-word="false"/>
      <style:text-properties style:font-name="Arial" fo:font-weight="normal" officeooo:rsid="00114727" officeooo:paragraph-rsid="00124c64" style:font-weight-asian="normal" style:font-weight-complex="normal"/>
    </style:style>
    <style:style style:name="P13" style:family="paragraph" style:parent-style-name="Standard">
      <style:paragraph-properties fo:text-align="start" style:justify-single-word="false"/>
      <style:text-properties style:font-name="Arial" fo:font-weight="normal" officeooo:rsid="0010f1b0" officeooo:paragraph-rsid="0010f1b0" style:font-weight-asian="normal" style:font-weight-complex="normal"/>
    </style:style>
    <style:style style:name="P14" style:family="paragraph" style:parent-style-name="Standard">
      <style:paragraph-properties fo:text-align="start" style:justify-single-word="false"/>
      <style:text-properties style:font-name="Arial" fo:font-weight="normal" officeooo:rsid="0010f1b0" officeooo:paragraph-rsid="00220c44" style:font-weight-asian="normal" style:font-weight-complex="normal"/>
    </style:style>
    <style:style style:name="P15" style:family="paragraph" style:parent-style-name="Standard">
      <style:paragraph-properties fo:text-align="start" style:justify-single-word="false"/>
      <style:text-properties style:font-name="Arial" fo:font-weight="normal" officeooo:rsid="00124c64" officeooo:paragraph-rsid="00124c64"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12a327" officeooo:paragraph-rsid="0012a327"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220c44" officeooo:paragraph-rsid="00220c44"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245b64" officeooo:paragraph-rsid="00245b64"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25874f" officeooo:paragraph-rsid="0025874f"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26bcb5" officeooo:paragraph-rsid="0026bcb5"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2882fe" officeooo:paragraph-rsid="002882fe"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220c44" officeooo:paragraph-rsid="00220c44" fo:background-color="#ffff00" style:font-weight-asian="normal" style:font-weight-complex="normal"/>
    </style:style>
    <style:style style:name="P23" style:family="paragraph" style:parent-style-name="Standard">
      <style:paragraph-properties fo:text-align="start" style:justify-single-word="false"/>
      <style:text-properties style:font-name="Arial" fo:font-size="12pt" fo:font-weight="normal" officeooo:rsid="00124c64" officeooo:paragraph-rsid="0012a32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124c64" officeooo:paragraph-rsid="0013429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24c64" officeooo:paragraph-rsid="002961b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3429e" officeooo:paragraph-rsid="0013429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1370fd" officeooo:paragraph-rsid="0013429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1370fd" officeooo:paragraph-rsid="001370f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3d9cc" officeooo:paragraph-rsid="001370fd"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13d9cc" officeooo:paragraph-rsid="0014d62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4d629" officeooo:paragraph-rsid="0014d62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167999" officeooo:paragraph-rsid="0014d62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167999" officeooo:paragraph-rsid="0016799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19d748" officeooo:paragraph-rsid="0019d74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fo:font-weight="normal" officeooo:rsid="002961b8" officeooo:paragraph-rsid="002961b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2b4a99" officeooo:paragraph-rsid="002b4a9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2bbbd7" officeooo:paragraph-rsid="002bbbd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2d55e4" officeooo:paragraph-rsid="002d55e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2e1164" officeooo:paragraph-rsid="002e116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weight="normal" officeooo:rsid="002f3380" officeooo:paragraph-rsid="002f338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fo:font-weight="normal" officeooo:rsid="002f3380" officeooo:paragraph-rsid="003c910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fo:font-weight="normal" officeooo:rsid="002f60ba" officeooo:paragraph-rsid="002f60b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fo:font-weight="normal" officeooo:rsid="002fdf0d" officeooo:paragraph-rsid="002fdf0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1382a" officeooo:paragraph-rsid="0031382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rial" fo:font-size="12pt" fo:font-weight="normal" officeooo:rsid="00325ee4" officeooo:paragraph-rsid="00325ee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 fo:font-size="12pt" fo:font-weight="normal" officeooo:rsid="0032d7f3" officeooo:paragraph-rsid="0032d7f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3406e2" officeooo:paragraph-rsid="003406e2"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35cbad" officeooo:paragraph-rsid="0035cbad"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fo:font-weight="normal" officeooo:rsid="0037a035" officeooo:paragraph-rsid="0037a03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fo:font-weight="normal" officeooo:rsid="001a0069" officeooo:paragraph-rsid="001a0069" fo:background-color="#fff20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fo:font-weight="normal" officeooo:rsid="0019d748" officeooo:paragraph-rsid="0019d748" fo:background-color="#fffff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fo:font-weight="bold" officeooo:rsid="0037a035" officeooo:paragraph-rsid="0037a035" style:font-size-asian="10.5pt" style:font-weight-asian="bold" style:font-size-complex="12pt" style:font-weight-complex="bold"/>
    </style:style>
    <style:style style:name="P53" style:family="paragraph" style:parent-style-name="Standard">
      <style:text-properties style:font-name="Arial" officeooo:rsid="00110857" officeooo:paragraph-rsid="00183ccf"/>
    </style:style>
    <style:style style:name="P54" style:family="paragraph" style:parent-style-name="Standard">
      <style:text-properties style:font-name="Arial" officeooo:rsid="00129e1b" officeooo:paragraph-rsid="00183ccf"/>
    </style:style>
    <style:style style:name="P55" style:family="paragraph" style:parent-style-name="Standard">
      <style:text-properties style:font-name="Arial" officeooo:rsid="0014be9f" officeooo:paragraph-rsid="00183ccf"/>
    </style:style>
    <style:style style:name="P56" style:family="paragraph" style:parent-style-name="Standard">
      <style:text-properties style:font-name="Arial" officeooo:rsid="00135c1d" officeooo:paragraph-rsid="00183ccf"/>
    </style:style>
    <style:style style:name="P57" style:family="paragraph" style:parent-style-name="Standard">
      <style:paragraph-properties fo:text-align="start" style:justify-single-word="false"/>
      <style:text-properties style:font-name="Arial" fo:font-size="14pt" fo:font-weight="bold" officeooo:rsid="001a0069" officeooo:paragraph-rsid="001a0069" fo:background-color="#ffffff" style:font-size-asian="14pt" style:font-weight-asian="bold" style:font-size-complex="14pt" style:font-weight-complex="bold"/>
    </style:style>
    <style:style style:name="P58" style:family="paragraph" style:parent-style-name="Standard">
      <style:text-properties style:font-name="Arial" officeooo:rsid="0038d6fa" officeooo:paragraph-rsid="0038d6fa"/>
    </style:style>
    <style:style style:name="P59" style:family="paragraph" style:parent-style-name="Standard">
      <style:paragraph-properties fo:text-align="start" style:justify-single-word="false"/>
      <style:text-properties officeooo:paragraph-rsid="00124c64"/>
    </style:style>
    <style:style style:name="P60" style:family="paragraph" style:parent-style-name="Standard">
      <style:paragraph-properties fo:text-align="start" style:justify-single-word="false"/>
      <style:text-properties officeooo:paragraph-rsid="0013429e"/>
    </style:style>
    <style:style style:name="P61" style:family="paragraph" style:parent-style-name="Standard">
      <style:paragraph-properties fo:text-align="start" style:justify-single-word="false"/>
      <style:text-properties style:text-position="0% 100%" style:font-name="Arial" fo:font-weight="normal" officeooo:rsid="0025874f" officeooo:paragraph-rsid="0025874f" style:font-weight-asian="normal" style:font-weight-complex="normal"/>
    </style:style>
    <style:style style:name="P62" style:family="paragraph" style:parent-style-name="Standard">
      <style:paragraph-properties fo:text-align="start" style:justify-single-word="false"/>
      <style:text-properties style:text-position="0% 100%" style:font-name="Arial" fo:font-weight="normal" officeooo:rsid="0026bcb5" officeooo:paragraph-rsid="0026bcb5" style:font-weight-asian="normal" style:font-weight-complex="normal"/>
    </style:style>
    <style:style style:name="P63" style:family="paragraph" style:parent-style-name="Standard">
      <style:paragraph-properties fo:text-align="start" style:justify-single-word="false"/>
      <style:text-properties style:text-position="0% 100%" style:font-name="Arial" fo:font-weight="normal" officeooo:rsid="002882fe" officeooo:paragraph-rsid="002882fe" style:font-weight-asian="normal" style:font-weight-complex="normal"/>
    </style:style>
    <style:style style:name="P64" style:family="paragraph" style:parent-style-name="Standard">
      <style:paragraph-properties fo:text-align="start" style:justify-single-word="false" fo:break-before="page"/>
      <style:text-properties style:font-name="Arial" fo:font-weight="bold" officeooo:rsid="0010f1b0" officeooo:paragraph-rsid="0010f1b0" style:font-weight-asian="bold" style:font-weight-complex="bold"/>
    </style:style>
    <style:style style:name="P65" style:family="paragraph" style:parent-style-name="Standard">
      <style:paragraph-properties fo:text-align="start" style:justify-single-word="false" fo:break-before="page"/>
      <style:text-properties style:font-name="Arial" fo:font-size="12pt" fo:font-weight="normal" officeooo:rsid="0013429e" officeooo:paragraph-rsid="0013429e" style:font-size-asian="10.5pt" style:font-weight-asian="normal" style:font-size-complex="12pt" style:font-weight-complex="normal"/>
    </style:style>
    <style:style style:name="P66" style:family="paragraph" style:parent-style-name="Standard">
      <style:paragraph-properties fo:text-align="start" style:justify-single-word="false" fo:break-before="page"/>
      <style:text-properties style:font-name="Arial" fo:font-size="12pt" fo:font-weight="normal" officeooo:rsid="001370fd" officeooo:paragraph-rsid="001370fd" style:font-size-asian="10.5pt" style:font-weight-asian="normal" style:font-size-complex="12pt" style:font-weight-complex="normal"/>
    </style:style>
    <style:style style:name="P67" style:family="paragraph" style:parent-style-name="Standard">
      <style:paragraph-properties fo:text-align="start" style:justify-single-word="false" fo:break-before="page"/>
      <style:text-properties style:font-name="Arial" fo:font-size="12pt" fo:font-weight="normal" officeooo:rsid="0019d748" officeooo:paragraph-rsid="0019d748" style:font-size-asian="10.5pt" style:font-weight-asian="normal" style:font-size-complex="12pt" style:font-weight-complex="normal"/>
    </style:style>
    <style:style style:name="P68" style:family="paragraph" style:parent-style-name="Standard">
      <style:paragraph-properties fo:text-align="start" style:justify-single-word="false" fo:break-before="page"/>
      <style:text-properties style:font-name="Arial" fo:font-weight="normal" officeooo:rsid="0012a327" officeooo:paragraph-rsid="0012a327" style:font-weight-asian="normal" style:font-weight-complex="normal"/>
    </style:style>
    <style:style style:name="P69" style:family="paragraph" style:parent-style-name="Standard">
      <style:paragraph-properties fo:text-align="start" style:justify-single-word="false" fo:break-before="page"/>
      <style:text-properties style:font-name="Arial" fo:font-size="10pt" fo:font-weight="bold" officeooo:rsid="001370fd" officeooo:paragraph-rsid="001370fd" style:font-size-asian="10pt" style:font-weight-asian="bold" style:font-size-complex="10pt" style:font-weight-complex="bold"/>
    </style:style>
    <style:style style:name="P70" style:family="paragraph" style:parent-style-name="Standard">
      <style:paragraph-properties fo:text-align="start" style:justify-single-word="false" fo:break-before="page"/>
      <style:text-properties style:font-name="Arial" fo:font-size="10pt" fo:font-weight="bold" officeooo:rsid="0014d629" officeooo:paragraph-rsid="0014d629" style:font-size-asian="10pt" style:font-weight-asian="bold" style:font-size-complex="10pt" style:font-weight-complex="bold"/>
    </style:style>
    <style:style style:name="P71" style:family="paragraph" style:parent-style-name="Standard">
      <style:paragraph-properties fo:text-align="start" style:justify-single-word="false" fo:break-before="page"/>
      <style:text-properties officeooo:paragraph-rsid="00124c64"/>
    </style:style>
    <style:style style:name="P72" style:family="paragraph" style:parent-style-name="Standard">
      <style:paragraph-properties fo:text-align="start" style:justify-single-word="false"/>
      <style:text-properties style:font-name="Arial" fo:font-weight="normal" officeooo:rsid="00220c44" officeooo:paragraph-rsid="00220c44" fo:background-color="#afd095" style:font-weight-asian="normal" style:font-weight-complex="normal"/>
    </style:style>
    <style:style style:name="P73" style:family="paragraph" style:parent-style-name="Standard">
      <style:paragraph-properties fo:text-align="start" style:justify-single-word="false"/>
      <style:text-properties style:font-name="Arial" fo:font-weight="normal" officeooo:rsid="00220c44" officeooo:paragraph-rsid="00220c44" fo:background-color="#81d41a" style:font-weight-asian="normal" style:font-weight-complex="normal"/>
    </style:style>
    <style:style style:name="P74" style:family="paragraph" style:parent-style-name="Standard">
      <style:paragraph-properties fo:text-align="start" style:justify-single-word="false"/>
      <style:text-properties style:font-name="Arial" fo:font-size="12pt" fo:font-weight="normal" officeooo:rsid="00408419" officeooo:paragraph-rsid="0040841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Arial" fo:font-size="12pt" fo:font-weight="normal" officeooo:rsid="0042cc9b" officeooo:paragraph-rsid="0042cc9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Arial" fo:font-size="12pt" fo:font-weight="normal" officeooo:rsid="0044a1e8" officeooo:paragraph-rsid="0044a1e8" style:font-size-asian="10.5pt" style:font-weight-asian="normal" style:font-size-complex="12pt" style:font-weight-complex="normal"/>
    </style:style>
    <style:style style:name="P77" style:family="paragraph">
      <style:text-properties fo:font-size="12pt"/>
    </style:style>
    <style:style style:name="P78" style:family="paragraph">
      <style:paragraph-properties fo:text-align="center" style:writing-mode="lr-tb"/>
      <style:text-properties fo:font-size="12pt"/>
    </style:style>
    <style:style style:name="P79" style:family="paragraph">
      <loext:graphic-properties draw:fill="solid" draw:fill-color="#ff5429"/>
      <style:paragraph-properties fo:text-align="center" style:writing-mode="lr-tb"/>
      <style:text-properties fo:font-size="12pt"/>
    </style:style>
    <style:style style:name="P80" style:family="paragraph">
      <loext:graphic-properties draw:fill="solid" draw:fill-color="#ff5429"/>
      <style:text-properties fo:font-size="12pt"/>
    </style:style>
    <style:style style:name="P81" style:family="paragraph">
      <loext:graphic-properties draw:fill="solid" draw:fill-color="#77bc65"/>
      <style:paragraph-properties fo:text-align="center" style:writing-mode="lr-tb"/>
      <style:text-properties fo:font-size="12pt"/>
    </style:style>
    <style:style style:name="P82" style:family="paragraph">
      <loext:graphic-properties draw:fill="solid" draw:fill-color="#77bc65"/>
      <style:paragraph-properties style:writing-mode="lr-tb"/>
      <style:text-properties fo:font-size="12pt"/>
    </style:style>
    <style:style style:name="T1" style:family="text">
      <style:text-properties officeooo:rsid="0010d113"/>
    </style:style>
    <style:style style:name="T2" style:family="text">
      <style:text-properties fo:font-weight="normal" style:font-weight-asian="normal" style:font-weight-complex="normal"/>
    </style:style>
    <style:style style:name="T3" style:family="text">
      <style:text-properties fo:font-weight="normal" officeooo:rsid="003938bc" style:font-weight-asian="normal" style:font-weight-complex="normal"/>
    </style:style>
    <style:style style:name="T4" style:family="text">
      <style:text-properties style:font-name="Arial" fo:font-weight="normal" officeooo:rsid="00114727" style:font-weight-asian="normal" style:font-weight-complex="normal"/>
    </style:style>
    <style:style style:name="T5" style:family="text">
      <style:text-properties style:font-name="Arial" fo:font-weight="normal" officeooo:rsid="00124c64" style:font-weight-asian="normal" style:font-weight-complex="normal"/>
    </style:style>
    <style:style style:name="T6" style:family="text">
      <style:text-properties style:font-name="Arial" fo:font-weight="normal" officeooo:rsid="003938bc" style:font-weight-asian="normal" style:font-weight-complex="normal"/>
    </style:style>
    <style:style style:name="T7" style:family="text">
      <style:text-properties style:font-name="Arial" fo:font-size="12pt" fo:font-weight="normal" officeooo:rsid="00124c64" style:font-size-asian="10.5pt" style:font-weight-asian="normal" style:font-size-complex="12pt" style:font-weight-complex="normal"/>
    </style:style>
    <style:style style:name="T8" style:family="text">
      <style:text-properties style:font-name="Arial" fo:font-size="12pt" fo:font-weight="normal" officeooo:rsid="0013429e" style:font-size-asian="10.5pt" style:font-weight-asian="normal" style:font-size-complex="12pt" style:font-weight-complex="normal"/>
    </style:style>
    <style:style style:name="T9" style:family="text">
      <style:text-properties style:font-name="Arial" fo:font-size="12pt" fo:font-weight="normal" officeooo:rsid="003938bc" style:font-size-asian="10.5pt" style:font-weight-asian="normal" style:font-size-complex="12pt"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370fd" style:font-size-asian="10.5pt" style:font-weight-asian="normal" style:font-size-complex="12pt" style:font-weight-complex="normal"/>
    </style:style>
    <style:style style:name="T12" style:family="text">
      <style:text-properties fo:font-size="12pt" fo:font-weight="normal" officeooo:rsid="0013d9cc" style:font-size-asian="10.5pt" style:font-weight-asian="normal" style:font-size-complex="12pt" style:font-weight-complex="normal"/>
    </style:style>
    <style:style style:name="T13" style:family="text">
      <style:text-properties fo:font-size="12pt" fo:font-weight="normal" officeooo:rsid="0014448f" style:font-size-asian="10.5pt" style:font-weight-asian="normal" style:font-size-complex="12pt" style:font-weight-complex="normal"/>
    </style:style>
    <style:style style:name="T14" style:family="text">
      <style:text-properties fo:font-size="12pt" fo:font-weight="normal" officeooo:rsid="0014d629" style:font-size-asian="10.5pt" style:font-weight-asian="normal" style:font-size-complex="12pt" style:font-weight-complex="normal"/>
    </style:style>
    <style:style style:name="T15" style:family="text">
      <style:text-properties fo:font-size="12pt" fo:font-weight="normal" officeooo:rsid="00167999" style:font-size-asian="10.5pt" style:font-weight-asian="normal" style:font-size-complex="12pt" style:font-weight-complex="normal"/>
    </style:style>
    <style:style style:name="T16" style:family="text">
      <style:text-properties fo:font-size="12pt" fo:font-weight="normal" officeooo:rsid="003938b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2961b8" fo:background-color="#ffff00" loext:char-shading-value="0"/>
    </style:style>
    <style:style style:name="T19" style:family="text">
      <style:text-properties officeooo:rsid="002f60ba" fo:background-color="#ffff00" loext:char-shading-value="0"/>
    </style:style>
    <style:style style:name="T20" style:family="text">
      <style:text-properties officeooo:rsid="00325ee4" fo:background-color="#ffff00" loext:char-shading-value="0"/>
    </style:style>
    <style:style style:name="T21" style:family="text">
      <style:text-properties officeooo:rsid="00346611" fo:background-color="#ffff00" loext:char-shading-value="0"/>
    </style:style>
    <style:style style:name="T22" style:family="text">
      <style:text-properties officeooo:rsid="00376a28" fo:background-color="#ffff00" loext:char-shading-value="0"/>
    </style:style>
    <style:style style:name="T23" style:family="text">
      <style:text-properties officeooo:rsid="003c910a" fo:background-color="#ffff00" loext:char-shading-value="0"/>
    </style:style>
    <style:style style:name="T24" style:family="text">
      <style:text-properties officeooo:rsid="00411008" fo:background-color="#ffff00" loext:char-shading-value="0"/>
    </style:style>
    <style:style style:name="T25" style:family="text">
      <style:text-properties fo:background-color="#ffff00" loext:char-shading-value="0"/>
    </style:style>
    <style:style style:name="T26" style:family="text">
      <style:text-properties officeooo:rsid="00135c1d"/>
    </style:style>
    <style:style style:name="T27" style:family="text">
      <style:text-properties officeooo:rsid="00183ccf"/>
    </style:style>
    <style:style style:name="T28" style:family="text">
      <style:text-properties officeooo:rsid="0019d748"/>
    </style:style>
    <style:style style:name="T29" style:family="text">
      <style:text-properties officeooo:rsid="001bb453"/>
    </style:style>
    <style:style style:name="T30" style:family="text">
      <style:text-properties officeooo:rsid="001d0ee0"/>
    </style:style>
    <style:style style:name="T31" style:family="text">
      <style:text-properties fo:background-color="#ffffff" loext:char-shading-value="0"/>
    </style:style>
    <style:style style:name="T32" style:family="text">
      <style:text-properties officeooo:rsid="001d0ee0" fo:background-color="#ffffff" loext:char-shading-value="0"/>
    </style:style>
    <style:style style:name="T33" style:family="text">
      <style:text-properties officeooo:rsid="000f096d" fo:background-color="#ffffff" loext:char-shading-value="0"/>
    </style:style>
    <style:style style:name="T34" style:family="text">
      <style:text-properties officeooo:rsid="00220c44"/>
    </style:style>
    <style:style style:name="T35" style:family="text">
      <style:text-properties style:text-position="super 58%"/>
    </style:style>
    <style:style style:name="T36" style:family="text">
      <style:text-properties style:text-position="super 58%" officeooo:rsid="00220c44"/>
    </style:style>
    <style:style style:name="T37" style:family="text">
      <style:text-properties style:text-position="super 58%" officeooo:rsid="0025874f"/>
    </style:style>
    <style:style style:name="T38" style:family="text">
      <style:text-properties style:text-position="0% 100%"/>
    </style:style>
    <style:style style:name="T39" style:family="text">
      <style:text-properties style:text-position="0% 100%" officeooo:rsid="0025874f"/>
    </style:style>
    <style:style style:name="T40" style:family="text">
      <style:text-properties style:text-position="0% 100%" officeooo:rsid="0026bcb5"/>
    </style:style>
    <style:style style:name="T41" style:family="text">
      <style:text-properties style:text-position="0% 100%" fo:font-size="14pt" fo:background-color="#ffff00" loext:char-shading-value="0" style:font-size-asian="14pt" style:font-size-complex="14pt"/>
    </style:style>
    <style:style style:name="T42" style:family="text">
      <style:text-properties style:text-position="0% 100%" fo:font-size="14pt" officeooo:rsid="0026bcb5" fo:background-color="#ffff00" loext:char-shading-value="0" style:font-size-asian="14pt" style:font-size-complex="14pt"/>
    </style:style>
    <style:style style:name="T43" style:family="text">
      <style:text-properties style:text-position="0% 100%" fo:font-size="14pt" officeooo:rsid="002fcb8f" fo:background-color="#ffff00" loext:char-shading-value="0" style:font-size-asian="14pt" style:font-size-complex="14pt"/>
    </style:style>
    <style:style style:name="T44" style:family="text">
      <style:text-properties style:text-position="0% 100%" fo:font-size="14pt" officeooo:rsid="0026bcb5" fo:background-color="#ffffff" loext:char-shading-value="0" style:font-size-asian="14pt" style:font-size-complex="14pt"/>
    </style:style>
    <style:style style:name="T45" style:family="text">
      <style:text-properties officeooo:rsid="0025874f"/>
    </style:style>
    <style:style style:name="T46" style:family="text">
      <style:text-properties officeooo:rsid="002961b8"/>
    </style:style>
    <style:style style:name="T47" style:family="text">
      <style:text-properties officeooo:rsid="0012a327"/>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961b8"/>
    </style:style>
    <style:style style:name="T50" style:family="text">
      <style:text-properties officeooo:rsid="002fcb8f"/>
    </style:style>
    <style:style style:name="T51" style:family="text">
      <style:text-properties officeooo:rsid="003371d7" fo:background-color="#afd095" loext:char-shading-value="0"/>
    </style:style>
    <style:style style:name="T52" style:family="text">
      <style:text-properties officeooo:rsid="0035cbad"/>
    </style:style>
    <style:style style:name="T53" style:family="text">
      <style:text-properties officeooo:rsid="003938bc"/>
    </style:style>
    <style:style style:name="T54" style:family="text">
      <style:text-properties officeooo:rsid="003d7ba6"/>
    </style:style>
    <style:style style:name="T55" style:family="text">
      <style:text-properties fo:background-color="#81d41a" loext:char-shading-value="0"/>
    </style:style>
    <style:style style:name="T56" style:family="text">
      <style:text-properties fo:background-color="#bbe33d" loext:char-shading-value="0"/>
    </style:style>
    <style:style style:name="T57" style:family="text">
      <style:text-properties officeooo:rsid="0041c277" fo:background-color="#bbe33d" loext:char-shading-value="0"/>
    </style:style>
    <style:style style:name="T58" style:family="text">
      <style:text-properties fo:font-size="12pt"/>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justify" draw:textarea-vertical-align="middle" draw:auto-grow-height="false" fo:min-height="0.99cm" fo:min-width="4.604cm" style:run-through="foreground"/>
    </style:style>
    <style:style style:name="gr3" style:family="graphic">
      <style:graphic-properties svg:stroke-color="#000000" draw:fill="solid" draw:fill-color="#ff5429" draw:textarea-horizontal-align="justify" draw:textarea-vertical-align="middle" draw:auto-grow-height="false" fo:min-height="0.99cm" fo:min-width="4.71cm" style:run-through="foreground"/>
      <style:paragraph-properties style:writing-mode="lr-tb"/>
    </style:style>
    <style:style style:name="gr4" style:family="graphic">
      <style:graphic-properties svg:stroke-color="#000000" draw:textarea-horizontal-align="justify" draw:textarea-vertical-align="middle" draw:auto-grow-height="false" fo:min-height="0.991cm" fo:min-width="4.604cm" style:run-through="foreground"/>
    </style:style>
    <style:style style:name="gr5" style:family="graphic">
      <style:graphic-properties svg:stroke-color="#000000" draw:fill="solid" draw:fill-color="#ff5429" draw:textarea-horizontal-align="justify" draw:textarea-vertical-align="middle" draw:auto-grow-height="false" fo:min-height="0.991cm" fo:min-width="2.355cm" style:run-through="foreground"/>
    </style:style>
    <style:style style:name="gr6" style:family="graphic">
      <style:graphic-properties svg:stroke-color="#000000" draw:fill="solid" draw:fill-color="#77bc65" draw:textarea-horizontal-align="justify" draw:textarea-vertical-align="middle" draw:auto-grow-height="false" fo:min-height="0.991cm" fo:min-width="2.357cm" style:run-through="foreground"/>
      <style:paragraph-properties style:writing-mode="lr-tb"/>
    </style:style>
    <style:style style:name="gr7" style:family="graphic">
      <style:graphic-properties svg:stroke-color="#000000" draw:fill="solid" draw:fill-color="#77bc65" draw:textarea-horizontal-align="justify" draw:textarea-vertical-align="middle" draw:auto-grow-height="false" fo:min-height="0.796cm" fo:min-width="2.28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justify" draw:textarea-vertical-align="middle" draw:auto-grow-height="false" fo:min-height="0.794cm" fo:min-width="9.208cm"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026cm" fo:min-width="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21 Fall CPSC 240-<text:span text:style-name="T1">1 </text:span><text:span text:style-name="T34">Answers</text:span></text:p>
      <text:p text:style-name="P4">Midterm #2 Concepts Test</text:p>
      <text:p text:style-name="P1">November 9, 2021 <text:s/><text:span text:style-name="T1">2</text:span>:30<text:span text:style-name="T1">p</text:span>m-<text:span text:style-name="T1">4</text:span>:30pm</text:p>
      <text:p text:style-name="P11"/>
      <text:p text:style-name="P11"/>
      <text:p text:style-name="P11"/>
      <text:p text:style-name="P2">Read me</text:p>
      <text:p text:style-name="P53"/>
      <text:p text:style-name="P53">Place your answers in the space following each question.</text:p>
      <text:p text:style-name="P53"/>
      <text:p text:style-name="P53">Place your name in the test in this front page <text:span text:style-name="T28">and</text:span> on the last page.</text:p>
      <text:p text:style-name="P53"/>
      <text:p text:style-name="P53">Near <text:span text:style-name="T27">4:25</text:span>pm begin to save your test document in either odt, or doc, or docx format.</text:p>
      <text:p text:style-name="P53"/>
      <text:p text:style-name="P53"><text:span text:style-name="T31">Before </text:span><text:span text:style-name="T32">4</text:span><text:span text:style-name="T31">:</text:span><text:span text:style-name="T33">2</text:span><text:span text:style-name="T31">9pm send</text:span> your document as an attachment to me: <text:s/>holliday@fullerton.edu</text:p>
      <text:p text:style-name="P53"/>
      <text:p text:style-name="P53">If you encounter a question where you feel that you must guess an answer then place the word “Blank” in the space for the answer and you will re<text:span text:style-name="T31">ceive 20% of the cre</text:span>dit for that question.</text:p>
      <text:p text:style-name="P53"/>
      <text:p text:style-name="P54">If the answer space is empty then the points for that question are zero.</text:p>
      <text:p text:style-name="P53"/>
      <text:p text:style-name="P54">You may use any word processing tool at your disposal provided it can save files in one of the three accepted formats.</text:p>
      <text:p text:style-name="P54"/>
      <text:p text:style-name="P54">If your computer has no word processor program then try Google Docs, which saves files in every format ever created on this planet.</text:p>
      <text:p text:style-name="P54"/>
      <text:p text:style-name="P54">The total point value of this test is 100 points, which is one-sixth of your course grade.</text:p>
      <text:p text:style-name="P54"/>
      <text:p text:style-name="P54">Every effort has been made to create unambiguous question<text:span text:style-name="T26">s</text:span>. <text:s/><text:span text:style-name="T26">If a question is truly ambiguous send me ordinary email or a chat message to ask for clarification. <text:s/>I will be at computer during the test period probably answering the backlog of email.</text:span></text:p>
      <text:p text:style-name="P54"/>
      <text:p text:style-name="P55">This is an open note test.</text:p>
      <text:p text:style-name="P54"/>
      <text:p text:style-name="P54"/>
      <text:p text:style-name="P54"/>
      <text:p text:style-name="P58">If your word processor does not display the colors correctly, then view the document in Google docs.</text:p>
      <text:p text:style-name="P54"/>
      <text:p text:style-name="P54"/>
      <text:p text:style-name="P54"/>
      <text:p text:style-name="P56">Proceed to the next page.</text:p>
      <text:p text:style-name="P64"><text:span text:style-name="T2">1. <text:s/>Convert </text:span><text:span text:style-name="T2"><draw:frame draw:style-name="fr1" draw:name="Object1" text:anchor-type="as-char" svg:y="-0.619cm" svg:width="0.986cm" svg:height="0.998cm" draw:z-index="0"><draw:object xlink:href="./Object 1" xlink:type="simple" xlink:show="embed" xlink:actuate="onLoad"/><draw:image xlink:href="./ObjectReplacements/Object 1" xlink:type="simple" xlink:show="embed" xlink:actuate="onLoad"/></draw:frame></text:span><text:span text:style-name="T2"><text:s/>to an IEEE 64-bit hex number.<text:tab/></text:span><text:span text:style-name="T3">[11]</text:span></text:p>
      <text:p text:style-name="P13"/>
      <text:p text:style-name="P8">Show sufficient intermediate steps so that the grade<text:span text:style-name="T30">r</text:span> will be convinced the answer was not simply copied from a calculator.</text:p>
      <text:p text:style-name="P13"/>
      <text:p text:style-name="P18">Begin solution:</text:p>
      <text:p text:style-name="P13"/>
      <text:p text:style-name="P17">97 = 1100001; <text:s text:c="2"/>//That much is easy</text:p>
      <text:p text:style-name="P13"/>
      <text:p text:style-name="P72">(<text:span text:style-name="T55">5/7) x 2 = 1 + (3/7)</text:span></text:p>
      <text:p text:style-name="P73">(3/7) x 2 = 0 + (6/7)</text:p>
      <text:p text:style-name="P73">(6/7) x 2 = 1 + (5/7)</text:p>
      <text:p text:style-name="P17">(5/7) x 2 = 1 + (3/7)</text:p>
      <text:p text:style-name="P17"/>
      <text:p text:style-name="P17">The sequence above is starting to repeat. <text:s/>There is no need to continue further</text:p>
      <text:p text:style-name="P13"/>
      <text:p text:style-name="P13"/>
      <text:p text:style-name="P14"><draw:frame draw:style-name="fr1" draw:name="Object2" text:anchor-type="as-char" svg:y="-0.619cm" svg:width="0.986cm" svg:height="0.998cm" draw:z-index="1"><draw:object xlink:href="./Object 2" xlink:type="simple" xlink:show="embed" xlink:actuate="onLoad"/><draw:image xlink:href="./ObjectReplacements/Object 2" xlink:type="simple" xlink:show="embed" xlink:actuate="onLoad"/><svg:desc>formula</svg:desc></draw:frame><text:s/><text:span text:style-name="T34">= <text:s text:c="2"/>1100001 . 101101101101101101101101 ….x..2</text:span><text:span text:style-name="T36">0</text:span></text:p>
      <text:p text:style-name="P13"/>
      <text:p text:style-name="P17">= <text:s/>1.100001101101101101101101101101 <text:s text:c="5"/>x 2<text:span text:style-name="T35">6</text:span></text:p>
      <text:p text:style-name="P17"/>
      <text:p text:style-name="P17">= <text:s text:c="2"/>1.1000 <text:s/>0110 <text:s/>1101 <text:s/>1011 <text:s/>0110 <text:s/>1101 <text:s/>1011 <text:s/>0110 <text:s/>1101 <text:s/>1011 …. x 2<text:span text:style-name="T35">6</text:span></text:p>
      <text:p text:style-name="P13"/>
      <text:p text:style-name="P17">Add bias number and true exponent to get <text:s text:c="2"/>EFF + 6 <text:s/>= <text:s/>405 <text:s/>= <text:s/>stored exponent.</text:p>
      <text:p text:style-name="P12"/>
      <text:p text:style-name="P17">Now we are ready to write our number in IEEE form:</text:p>
      <text:p text:style-name="P17"/>
      <text:p text:style-name="P22">0x4058 <text:s/>6DB6 <text:s/>DB6D <text:s/>B6DB</text:p>
      <text:p text:style-name="P12"/>
      <text:p text:style-name="P12"/>
      <text:p text:style-name="P71"><text:span text:style-name="T4">2. <text:s/>Convert this IEEE number to </text:span><text:span text:style-name="T5">an equivalent number in </text:span><text:span text:style-name="T4">base 10 in simplest form.<text:tab/></text:span><text:span text:style-name="T6">[11]</text:span></text:p>
      <text:p text:style-name="P59"><text:span text:style-name="T4">0X</text:span><text:span text:style-name="T5">C03F <text:s/>C800 <text:s/>0000 <text:s/>0000</text:span></text:p>
      <text:p text:style-name="P15"/>
      <text:p text:style-name="P9">Show sufficient intermediate steps so that the grade<text:span text:style-name="T30">r</text:span> will be convinced the answer was not simply copied from a calculator.</text:p>
      <text:p text:style-name="P15"/>
      <text:p text:style-name="P18">Begin solution:</text:p>
      <text:p text:style-name="P18"/>
      <text:p text:style-name="P18">Be cautious: <text:s/>The first digit of the three digits C03 is C = 1100. <text:s/>The 1 on the left side indicates that this number is negative. <text:s/>We take away the left 1 and we see the store<text:span text:style-name="T45">d</text:span> exponent is 403.</text:p>
      <text:p text:style-name="P18"/>
      <text:p text:style-name="P18">Subtract: <text:s/>stored exponent – bias number = 403 – 3FF <text:s/>= <text:s/>4 <text:span text:style-name="T45">= true exponent.</text:span></text:p>
      <text:p text:style-name="P15"/>
      <text:p text:style-name="P19"><text:span text:style-name="T38">Significand is FC80 ...0 <text:s/>= <text:s/>0.11111100</text:span><text:span text:style-name="T40">1</text:span><text:span text:style-name="T38">0000000 ...0</text:span></text:p>
      <text:p text:style-name="P15"/>
      <text:p text:style-name="P19">Include the hidden bit: <text:s/>1.<text:span text:style-name="T38">11111100</text:span><text:span text:style-name="T40">1</text:span><text:span text:style-name="T38">0000000 ...0</text:span></text:p>
      <text:p text:style-name="P15"/>
      <text:p text:style-name="P19">The positive version of our number is <text:s text:c="2"/>1.<text:span text:style-name="T38">11111100</text:span><text:span text:style-name="T40">1</text:span><text:span text:style-name="T38">0000000 ...0 <text:s/>x 2</text:span><text:span text:style-name="T35">4</text:span></text:p>
      <text:p text:style-name="P61"/>
      <text:p text:style-name="P20"><text:span text:style-name="T38">= <text:s text:c="2"/></text:span><text:span text:style-name="T39">1.11111100</text:span><text:span text:style-name="T38">1</text:span><text:span text:style-name="T39">0000000 ...0 <text:s/>x 2</text:span><text:span text:style-name="T37">4</text:span></text:p>
      <text:p text:style-name="P15"/>
      <text:p text:style-name="P20">= <text:s text:c="3"/><text:span text:style-name="T39">111111100</text:span><text:span text:style-name="T38">1.</text:span><text:span text:style-name="T39">0000000 ...0 <text:s/>x 2</text:span><text:span text:style-name="T37">-</text:span><text:span text:style-name="T35">5</text:span> <text:s text:c="2"/>The dot moved 9 places to the right, and then the exponent decreases by 9</text:p>
      <text:p text:style-name="P20"/>
      <text:p text:style-name="P20">= <text:s text:c="2"/><text:span text:style-name="T39">111111100</text:span><text:span text:style-name="T38">1 </text:span><text:span text:style-name="T39">x 2</text:span><text:span text:style-name="T37">-</text:span><text:span text:style-name="T35">5</text:span></text:p>
      <text:p text:style-name="P20"/>
      <text:p text:style-name="P20">= <text:s text:c="2"/><text:span text:style-name="T38">1017 32</text:span><text:span text:style-name="T35">-1</text:span><text:span text:style-name="T38"><text:tab/><text:tab/><text:tab/>&lt;== Calculator was used.</text:span></text:p>
      <text:p text:style-name="P62"/>
      <text:p text:style-name="P62">= <text:s text:c="3"/>1017/32</text:p>
      <text:p text:style-name="P62"/>
      <text:p text:style-name="P62">= <text:s text:c="3"/>31.78125<text:tab/><text:tab/><text:tab/>&lt;== Calculator was used</text:p>
      <text:p text:style-name="P62"/>
      <text:p text:style-name="P63">But we are not done. <text:s/>The original number was negative, therefore, the final answer is </text:p>
      <text:p text:style-name="P63"/>
      <text:p text:style-name="P21"><text:span text:style-name="T38"><text:tab/><text:tab/></text:span><text:span text:style-name="T41">-</text:span><text:span text:style-name="T42">31.78125</text:span><text:span text:style-name="T44"><text:tab/><text:tab/></text:span><text:span text:style-name="T43">&lt;== It is negative</text:span></text:p>
      <text:p text:style-name="P68">3. <text:s/>This is a twos complement integer: <text:s/>0xB7A9 31FC 467E 8D20. <text:s/>What is its negative expressed in hex?<text:tab/><text:tab/><text:span text:style-name="T53">[4]</text:span></text:p>
      <text:p text:style-name="P16"/>
      <text:p text:style-name="P10">Show sufficient intermediate steps so that the grade<text:span text:style-name="T30">r</text:span> will be convinced the answer was not simply copied from a calculator.</text:p>
      <text:p text:style-name="P23"/>
      <text:p text:style-name="P35">Answer:<text:tab/>Write the starting number below. <text:s/>Directly below each digit write its complement.</text:p>
      <text:p text:style-name="P35"><text:tab/><text:tab/><text:span text:style-name="T47">0xB7A9 31FC 467E 8D20</text:span></text:p>
      <text:p text:style-name="P23"><text:tab/><text:tab/><text:span text:style-name="T46">0x4856 CE03 <text:s/>B981 72DF<text:tab/><text:tab/>Now add 1</text:span></text:p>
      <text:p text:style-name="P23"><text:tab/><text:tab/><text:span text:style-name="T48"><text:tab/><text:tab/><text:tab/> <text:s text:c="5"/></text:span><text:span text:style-name="T49">+1</text:span></text:p>
      <text:p text:style-name="P25"><text:tab/><text:tab/><text:span text:style-name="T18">0x4856 CE03 <text:s/>B981 72E0</text:span></text:p>
      <text:p text:style-name="P23"/>
      <text:p text:style-name="P24"/>
      <text:p text:style-name="P24"/>
      <text:p text:style-name="P24"/>
      <text:p text:style-name="P24"/>
      <text:p text:style-name="P24"/>
      <text:p text:style-name="P24"/>
      <text:p text:style-name="P24"/>
      <text:p text:style-name="P24"/>
      <text:p text:style-name="P24"/>
      <text:p text:style-name="P60"><text:span text:style-name="T7">4. <text:s/></text:span><text:span text:style-name="T8">What famous computer scientist founded the movement toward free open source software?<text:tab/><text:tab/></text:span><text:span text:style-name="T9">[3]</text:span></text:p>
      <text:p text:style-name="P26"/>
      <text:p text:style-name="P35">Answer:<text:tab/><text:span text:style-name="T17">Richard Stallman</text:span></text:p>
      <text:p text:style-name="P26"/>
      <text:p text:style-name="P36">Reference:<text:tab/>https://en.wikipedia.org/wiki/Richard_Stallman</text:p>
      <text:p text:style-name="P26"/>
      <text:p text:style-name="P26"/>
      <text:p text:style-name="P26"/>
      <text:p text:style-name="P26"/>
      <text:p text:style-name="P26"/>
      <text:p text:style-name="P65">5. <text:s/><text:span text:style-name="T28">Explain to another assembly programmer how cwde works.<text:tab/><text:tab/></text:span><text:span text:style-name="T53">[6]</text:span></text:p>
      <text:p text:style-name="P26"/>
      <text:p text:style-name="P36">Answer: <text:s/>The instruction cwde applies <text:span text:style-name="T25">only to the register rax.</text:span><text:span text:style-name="T56"> <text:s/></text:span><text:span text:style-name="T57">&lt;== Put it in your answer.</text:span></text:p>
      <text:p text:style-name="P36"/>
      <text:p text:style-name="P36">The lowest 16-bits of rax are a word of data. <text:s/>Using the rules of twos complement integers those 16 bits can be interpreted as a 16-bit signed integer.</text:p>
      <text:p text:style-name="P36"/>
      <text:p text:style-name="P36">The lowest 32 bits of rax are a double word of data.</text:p>
      <text:p text:style-name="P36"/>
      <text:p text:style-name="P37">The instruction cwde finds suitable values for bits numbers 31 -16 so that the entire double word is mathematically equal to the original word.</text:p>
      <text:p text:style-name="P37"/>
      <text:p text:style-name="P37">Lets do it by example.</text:p>
      <text:p text:style-name="P37"><draw:custom-shape text:anchor-type="paragraph" draw:z-index="3" draw:name="Shape1" draw:style-name="gr8" svg:width="9.208cm" svg:height="0.795cm" svg:x="3.145cm" svg:y="0.296cm"><text:p/><draw:enhanced-geometry svg:viewBox="0 0 21600 21600" draw:type="rectangle" draw:enhanced-path="M 0 0 L 21600 0 21600 21600 0 21600 0 0 Z N"/></draw:custom-shape><draw:custom-shape text:anchor-type="paragraph" draw:z-index="4" draw:name="Shape1" draw:style-name="gr7" draw:text-style-name="P82" svg:width="2.281cm" svg:height="0.796cm" svg:x="10.072cm" svg:y="0.296cm"><text:p text:style-name="P78"><text:span text:style-name="T58">741</text:span></text:p><draw:enhanced-geometry svg:viewBox="0 0 21600 21600" draw:type="rectangle" draw:enhanced-path="M 0 0 L 21600 0 21600 21600 0 21600 0 0 Z N"/></draw:custom-shape></text:p>
      <text:p text:style-name="P37"><draw:custom-shape text:anchor-type="paragraph" draw:z-index="2" draw:name="Shape2" draw:style-name="gr9" svg:width="0.08cm" svg:height="0.027cm" svg:x="2.298cm" svg:y="0.423cm"><text:p/><draw:enhanced-geometry svg:viewBox="0 0 21600 21600" draw:type="rectangle" draw:enhanced-path="M 0 0 L 21600 0 21600 21600 0 21600 0 0 Z N"/></draw:custom-shape>Here is rax = </text:p>
      <text:p text:style-name="P37"/>
      <text:p text:style-name="P37">The green area is the low word. <text:s/>There are 16 bits in the green area. <text:s/>The rules of twos complement will tell us the decimal value of those 16 bits. <text:s text:c="2"/>Let’s say the value is 741.</text:p>
      <text:p text:style-name="P37"/>
      <text:p text:style-name="P39">Consider the 16-bit region immediately higher that the green word: <text:span text:style-name="T50">t</text:span>he orange rectangle below.</text:p>
      <text:p text:style-name="P40"><draw:g text:anchor-type="paragraph" draw:z-index="5" draw:name="Shape3" draw:style-name="gr1"><draw:custom-shape draw:name="Shape1" draw:style-name="gr4" draw:text-style-name="P77" svg:width="4.605cm" svg:height="0.992cm" svg:x="1.584cm" svg:y="0.252cm"><text:p/><draw:enhanced-geometry svg:viewBox="0 0 21600 21600" draw:type="rectangle" draw:enhanced-path="M 0 0 L 21600 0 21600 21600 0 21600 0 0 Z N"/></draw:custom-shape><draw:custom-shape draw:name="Shape1" draw:style-name="gr5" draw:text-style-name="P80" svg:width="2.356cm" svg:height="0.992cm" svg:x="6.188cm" svg:y="0.252cm"><text:p/><draw:enhanced-geometry svg:viewBox="0 0 21600 21600" draw:type="rectangle" draw:enhanced-path="M 0 0 L 21600 0 21600 21600 0 21600 0 0 Z N"/></draw:custom-shape><draw:custom-shape draw:name="Shape1_0" draw:style-name="gr6" draw:text-style-name="P81" svg:width="2.357cm" svg:height="0.992cm" svg:x="8.541cm" svg:y="0.252cm"><text:p text:style-name="P78"><text:span text:style-name="T58">741</text:span></text:p><draw:enhanced-geometry svg:viewBox="0 0 21600 21600" draw:type="rectangle" draw:enhanced-path="M 0 0 L 21600 0 21600 21600 0 21600 0 0 Z N"/></draw:custom-shape></draw:g></text:p>
      <text:p text:style-name="P40"><text:span text:style-name="T50">r</text:span>ax =</text:p>
      <text:p text:style-name="P39"/>
      <text:p text:style-name="P37"/>
      <text:p text:style-name="P40">The action of cwde is to find new bits to place into the orange area so the numeric value of the entire low 32 bits shown in orange below has numeric value 741:</text:p>
      <text:p text:style-name="P40"/>
      <text:p text:style-name="P40"/>
      <text:p text:style-name="P38"><draw:g text:anchor-type="paragraph" draw:z-index="6" draw:name="Shape4" draw:style-name="gr1"><draw:custom-shape draw:name="Shape1" draw:style-name="gr2" draw:text-style-name="P77" svg:width="4.605cm" svg:height="0.99cm" svg:x="1.61cm" svg:y="0.252cm"><text:p/><draw:enhanced-geometry svg:viewBox="0 0 21600 21600" draw:type="rectangle" draw:enhanced-path="M 0 0 L 21600 0 21600 21600 0 21600 0 0 Z N"/></draw:custom-shape><draw:custom-shape draw:name="Shape1" draw:style-name="gr3" draw:text-style-name="P79" svg:width="4.71cm" svg:height="0.99cm" svg:x="6.214cm" svg:y="0.252cm"><text:p text:style-name="P78"><text:span text:style-name="T58">741</text:span></text:p><draw:enhanced-geometry svg:viewBox="0 0 21600 21600" draw:type="rectangle" draw:enhanced-path="M 0 0 L 21600 0 21600 21600 0 21600 0 0 Z N"/></draw:custom-shape></draw:g></text:p>
      <text:p text:style-name="P40">rax = </text:p>
      <text:p text:style-name="P38"/>
      <text:p text:style-name="P38"/>
      <text:p text:style-name="P38"/>
      <text:p text:style-name="P38"/>
      <text:p text:style-name="P65">6. <text:s/>What is stored in the frontend quadword of an inactive activation record?<text:tab/><text:tab/><text:span text:style-name="T53">[6]</text:span></text:p>
      <text:p text:style-name="P26"/>
      <text:p text:style-name="P40">Answer: <text:s/><text:span text:style-name="T17">The value from rip at the instant the call was made to another function.</text:span></text:p>
      <text:p text:style-name="P26"/>
      <text:p text:style-name="P26"/>
      <text:p text:style-name="P26"/>
      <text:p text:style-name="P26"/>
      <text:p text:style-name="P26"/>
      <text:p text:style-name="P26"/>
      <text:p text:style-name="P5"><text:span text:style-name="T10">7. <text:s/>Suppose a C++ function is going to execute the “return;” statement. <text:s/></text:span><text:span text:style-name="T11">What internal changes will happen due to executing this one statement?<text:tab/><text:tab/><text:tab/></text:span><text:span text:style-name="T16">[6]</text:span></text:p>
      <text:p text:style-name="P27"/>
      <text:p text:style-name="P40">Answer: <text:s/>These actions in succession:</text:p>
      <text:p text:style-name="P41"><text:tab/><text:span text:style-name="T23">mov rsp,rbp</text:span></text:p>
      <text:p text:style-name="P41"><text:span text:style-name="T31"><text:tab/></text:span><text:span text:style-name="T17">pop rb</text:span><text:span text:style-name="T24">p</text:span></text:p>
      <text:p text:style-name="P40"><text:tab/><text:span text:style-name="T17">pop rip</text:span></text:p>
      <text:p text:style-name="P27"/>
      <text:p text:style-name="P27"/>
      <text:p text:style-name="P27"/>
      <text:p text:style-name="P27"/>
      <text:p text:style-name="P27"/>
      <text:p text:style-name="P27"/>
      <text:p text:style-name="P27"/>
      <text:p text:style-name="P27"/>
      <text:p text:style-name="P27"/>
      <text:p text:style-name="P27"/>
      <text:p text:style-name="P6"><text:span text:style-name="T10">8. <text:s/>A function A is going to call another function B, where B is written in X86. <text:s/></text:span><text:span text:style-name="T13">What happens internally due to that function call.<text:tab/><text:tab/><text:tab/><text:tab/><text:tab/><text:tab/></text:span><text:span text:style-name="T16">[6]</text:span></text:p>
      <text:p text:style-name="P28"/>
      <text:p text:style-name="P40">Answer: <text:s/>These actions in succession</text:p>
      <text:p text:style-name="P40"><text:tab/><text:span text:style-name="T19">push rip</text:span></text:p>
      <text:p text:style-name="P28"><text:tab/><text:span text:style-name="T19">move into rip the starting address of the called function</text:span></text:p>
      <text:p text:style-name="P28"/>
      <text:p text:style-name="P28"/>
      <text:p text:style-name="P28"/>
      <text:p text:style-name="P28"/>
      <text:p text:style-name="P42">Further explanation:</text:p>
      <text:p text:style-name="P42"><text:tab/>“push rip” closes the AR of the function making the call to a new function</text:p>
      <text:p text:style-name="P42"/>
      <text:p text:style-name="P42"><text:tab/>Moving a starting address into rip is outside the control of even the assembly programmer. <text:s/>This action is in the executable file itself. <text:s/>When the linker combines object files a smooth transition from executing statements of the caller function to executing statements of the called function.</text:p>
      <text:p text:style-name="P28"/>
      <text:p text:style-name="P28"/>
      <text:p text:style-name="P66">9. <text:s/>What is inline assembly? <text:s text:c="2"/>State one valid reason why a software developer may want to use inline assembly. <text:s/>[Question 9 needs two answers.]<text:tab/><text:tab/><text:span text:style-name="T53">[6]</text:span></text:p>
      <text:p text:style-name="P28"/>
      <text:p text:style-name="P43"><text:span text:style-name="T17">Answer 1</text:span>: <text:s/>Inline assembly is a technique of placing a block of assembly statements directly in the source code of a C++ or C function.</text:p>
      <text:p text:style-name="P43"/>
      <text:p text:style-name="P43"><text:span text:style-name="T17">Answer 2</text:span>: <text:s/></text:p>
      <text:p text:style-name="P43"/>
      <text:p text:style-name="P43"><text:span text:style-name="T54">One possible</text:span> reason: <text:s/>The reason may be there is no assembler software (like Nasm) available on the developer’s work station.</text:p>
      <text:p text:style-name="P43"/>
      <text:p text:style-name="P43"><text:span text:style-name="T54">Another possible</text:span> reason: <text:s text:c="2"/>The reason may be that the block of inline assembly is very small compared to the total size of the project, therefore, the programmers believe that putting the block of assembly in a separate file and linking in that separate file into the program is simply not worth the effort.</text:p>
      <text:p text:style-name="P43"/>
      <text:p text:style-name="P75">Another possible reason: <text:s/>The software engineers may be aware of a portion of code that is consuming a large amount of process time. <text:s/>It would be reasonable to optimize that portion of code by converting it to assemble directly in its current place.</text:p>
      <text:p text:style-name="P28"/>
      <text:p text:style-name="P28"/>
      <text:p text:style-name="P69"><text:span text:style-name="T10">10. <text:s/>I have a C++ function stored in a file named </text:span><text:span text:style-name="T12">cauchy.cpp. <text:s/>Show </text:span><text:span text:style-name="T14">clearly</text:span><text:span text:style-name="T12"> how to translate that C++ source file into an equivalent assembly source file.<text:tab/><text:tab/><text:tab/><text:tab/></text:span><text:span text:style-name="T16">[6]</text:span></text:p>
      <text:p text:style-name="P29"/>
      <text:p text:style-name="P44">Answer: <text:s text:c="2"/><text:span text:style-name="T17">g++ <text:s/>-m64 <text:s text:c="2"/>-std=c++17 <text:s text:c="2"/>-c <text:s text:c="3"/>-S <text:s text:c="4"/>-o <text:s/>cauchy.o <text:s text:c="4"/>cauchy.cpp</text:span></text:p>
      <text:p text:style-name="P29"/>
      <text:p text:style-name="P74">The upper case ‘S’ is important in this answer.</text:p>
      <text:p text:style-name="P29"/>
      <text:p text:style-name="P76">Lower case s means something different.</text:p>
      <text:p text:style-name="P30"/>
      <text:p text:style-name="P30"/>
      <text:p text:style-name="P30"/>
      <text:p text:style-name="P7"><text:span text:style-name="T12">1</text:span><text:span text:style-name="T10">1. <text:s/>What is the gdb command that will output the contents of the low half of xmm9 in floating point decimal format?<text:tab/><text:tab/><text:tab/></text:span><text:span text:style-name="T16">[7]</text:span></text:p>
      <text:p text:style-name="P31"/>
      <text:p text:style-name="P44">Answer:<text:tab/><text:span text:style-name="T17">p/f <text:s text:c="3"/></text:span><text:span text:style-name="T20">$</text:span><text:span text:style-name="T17">xmm9.v2_double[0]</text:span></text:p>
      <text:p text:style-name="P31"/>
      <text:p text:style-name="P45">Wrong answer<text:tab/>x/1fg <text:s/>$xmm0.v2_double[0]</text:p>
      <text:p text:style-name="P31"/>
      <text:p text:style-name="P31"/>
      <text:p text:style-name="P31"/>
      <text:p text:style-name="P31"/>
      <text:p text:style-name="P31"/>
      <text:p text:style-name="P31">12. <text:s/>A C++ function declares the following array:<text:tab/>float machine[20];</text:p>
      <text:p text:style-name="P31">What is the gdb command that will display the contents of cell number 6?<text:tab/><text:tab/><text:span text:style-name="T53">[7]</text:span></text:p>
      <text:p text:style-name="P31"/>
      <text:p text:style-name="P46">Answer: <text:s/>Since the array contains only floats it is clear that a number in floating point format should be displayed.</text:p>
      <text:p text:style-name="P31"/>
      <text:p text:style-name="P46"><text:span text:style-name="T17">p/f <text:s text:c="2"/>machine[6]</text:span><text:tab/><text:tab/><text:tab/><text:span text:style-name="T51">&lt;== Wow this stuff is easy.</text:span></text:p>
      <text:p text:style-name="P31"/>
      <text:p text:style-name="P31"/>
      <text:p text:style-name="P47">Alternate answer:<text:tab/><text:tab/>x/1fg <text:s text:c="2"/>&amp;machine[6]</text:p>
      <text:p text:style-name="P31"/>
      <text:p text:style-name="P31"/>
      <text:p text:style-name="P31"/>
      <text:p text:style-name="P31"/>
      <text:p text:style-name="P31"/>
      <text:p text:style-name="P31"/>
      <text:p text:style-name="P31">13. <text:s/>An assembly function makes the following declaration:<text:tab/><text:tab/><text:tab/><text:tab/><text:span text:style-name="T53">[7]</text:span></text:p>
      <text:p text:style-name="P31"/>
      <text:p text:style-name="P31"><text:tab/>segment .bss</text:p>
      <text:p text:style-name="P31"><text:tab/>bottles resq 30</text:p>
      <text:p text:style-name="P31"/>
      <text:p text:style-name="P31">What is the gdb command that will show the address where the 30 quadwords begin.</text:p>
      <text:p text:style-name="P31"/>
      <text:p text:style-name="P48">Answer:<text:tab/><text:tab/><text:span text:style-name="T21">p/x <text:s text:c="2"/>&amp;bottles</text:span></text:p>
      <text:p text:style-name="P70"><text:span text:style-name="T10">14. <text:s/></text:span><text:span text:style-name="T15">[Use the same array from the previous question.] <text:s/>What is the gdb command that will show the numbers in the first 4 quadwords of the array in floating point decimal format.<text:tab/></text:span><text:span text:style-name="T16">[7]</text:span></text:p>
      <text:p text:style-name="P32"/>
      <text:p text:style-name="P48">Answer:<text:tab/><text:tab/><text:span text:style-name="T17">x/4fg <text:s/>(double *)&amp;bottles</text:span></text:p>
      <text:p text:style-name="P32"/>
      <text:p text:style-name="P32"/>
      <text:p text:style-name="P32"/>
      <text:p text:style-name="P32"/>
      <text:p text:style-name="P32"/>
      <text:p text:style-name="P33">15. <text:s text:c="2"/>The Cstring was declared in a C++ function: <text:s text:c="2"/>char myname[30];</text:p>
      <text:p text:style-name="P33">The null-terminated character string has already been read into myname. <text:s/>What is the gdb command that will output that string. <text:s/>Avoid outputting ascii value<text:span text:style-name="T52">s</text:span>. <text:s/>Here we only want printable chars.<text:tab/><text:tab/><text:tab/><text:tab/><text:span text:style-name="T53">[7]</text:span></text:p>
      <text:p text:style-name="P33"/>
      <text:p text:style-name="P48">Answer<text:tab/><text:tab/><text:span text:style-name="T22">p/s <text:s text:c="2"/>myname</text:span></text:p>
      <text:p text:style-name="P33"/>
      <text:p text:style-name="P33"/>
      <text:p text:style-name="P33"/>
      <text:p text:style-name="P33"/>
      <text:p text:style-name="P33"/>
      <text:p text:style-name="P33"/>
      <text:p text:style-name="P33"/>
      <text:p text:style-name="P34">That’s it: <text:s/>15 question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2">Comment about GDB <text:span text:style-name="T53">questions</text:span></text:p>
      <text:p text:style-name="P49"/>
      <text:p text:style-name="P49">All of the GDB answers were checked in a live running program. <text:s/>Sometimes a GDB question will have two correct answers. <text:s/>Check your answers by testing each one in an executing program. <text:s/>If you have a second answer that outputs the same data as the answer shown in this document then let me know about it. <text:s/>You may even gain back some lots points.</text:p>
      <text:p text:style-name="P67">Put your name and email address (CWID is optional) on this test in two places.</text:p>
      <text:p text:style-name="P34"/>
      <text:p text:style-name="P34">If the time is not yet 4:30pm then go back and review your answer<text:span text:style-name="T29">s</text:span>. <text:s/>You have the entire internet to look for answers.</text:p>
      <text:p text:style-name="P34"/>
      <text:p text:style-name="P34">On or before 4:30pm send me your test document in one of three formats: odt, doc, or docx.</text:p>
      <text:p text:style-name="P34"/>
      <text:p text:style-name="P50">Only 3 formats are acceptable. <text:s/>PDF is NOT one of them. <text:s/>PDF documents will not be read.</text:p>
      <text:p text:style-name="P51"/>
      <text:p text:style-name="P51"/>
      <text:p text:style-name="P57">holliday@fullerton.ed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6:01:45.445671482</meta:creation-date>
    <dc:date>2021-12-19T16:07:15.553648001</dc:date>
    <meta:editing-duration>PT4H57M32S</meta:editing-duration>
    <meta:editing-cycles>25</meta:editing-cycles>
    <meta:generator>LibreOffice/6.4.7.2$Linux_X86_64 LibreOffice_project/40$Build-2</meta:generator>
    <meta:document-statistic meta:table-count="0" meta:image-count="0" meta:object-count="2" meta:page-count="10" meta:paragraph-count="121" meta:word-count="1575" meta:character-count="9041" meta:non-whitespace-character-count="7352"/>
  </office:meta>
</office:document-meta>
</file>

<file path=Object 1/content.xml><?xml version="1.0" encoding="utf-8"?>
<math xmlns="http://www.w3.org/1998/Math/MathML" display="block">
  <semantics>
    <mrow>
      <mn>97</mn>
      <mfrac>
        <mn>5</mn>
        <mn>7</mn>
      </mfrac>
    </mrow>
    <annotation encoding="StarMath 5.0">97 {5 over 7}</annotation>
  </semantics>
</math>
</file>

<file path=Object 2/content.xml><?xml version="1.0" encoding="utf-8"?>
<math xmlns="http://www.w3.org/1998/Math/MathML" display="block">
  <semantics>
    <mrow>
      <mn>97</mn>
      <mfrac>
        <mn>5</mn>
        <mn>7</mn>
      </mfrac>
    </mrow>
    <annotation encoding="StarMath 5.0">97 {5 over 7}</annotation>
  </semantics>
</math>
</file>